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5.466cm"/>
    </style:style>
    <style:style style:name="co3" style:family="table-column">
      <style:table-column-properties fo:break-before="auto" style:column-width="26.797cm"/>
    </style:style>
    <style:style style:name="co4" style:family="table-column">
      <style:table-column-properties fo:break-before="auto" style:column-width="1.046cm"/>
    </style:style>
    <style:style style:name="co5" style:family="table-column">
      <style:table-column-properties fo:break-before="auto" style:column-width="9.52cm"/>
    </style:style>
    <style:style style:name="co6" style:family="table-column">
      <style:table-column-properties fo:break-before="auto" style:column-width="4.353cm"/>
    </style:style>
    <style:style style:name="co7" style:family="table-column">
      <style:table-column-properties fo:break-before="auto" style:column-width="26.196cm"/>
    </style:style>
    <style:style style:name="co8" style:family="table-column">
      <style:table-column-properties fo:break-before="auto" style:column-width="19.689cm"/>
    </style:style>
    <style:style style:name="co9" style:family="table-column">
      <style:table-column-properties fo:break-before="auto" style:column-width="1.647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57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row table:style-name="ro1">
          <table:table-cell office:value-type="string">
            <text:p>﻿Cites</text:p>
          </table:table-cell>
          <table:table-cell office:value-type="string">
            <text:p>Authors</text:p>
          </table:table-cell>
          <table:table-cell office:value-type="string">
            <text:p>Title</text:p>
          </table:table-cell>
          <table:table-cell office:value-type="string">
            <text:p>Year</text:p>
          </table:table-cell>
          <table:table-cell office:value-type="string">
            <text:p>Source</text:p>
          </table:table-cell>
          <table:table-cell office:value-type="string">
            <text:p>Publisher</text:p>
          </table:table-cell>
          <table:table-cell office:value-type="string">
            <text:p>ArticleURL</text:p>
          </table:table-cell>
          <table:table-cell office:value-type="string">
            <text:p>CitesURL</text:p>
          </table:table-cell>
          <table:table-cell office:value-type="string">
            <text:p>GSRank</text:p>
          </table:table-cell>
          <table:table-cell table:style-name="Default" office:value-type="string">
            <text:p>QueryDate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K Peruzzo</text:p>
          </table:table-cell>
          <table:table-cell office:value-type="string">
            <text:p>Revisitando os conceitos de comunicação popular, alternativa e comunitária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galaxy.intercom.org.br</text:p>
          </table:table-cell>
          <table:table-cell office:value-type="string">
            <text:p>http://galaxy.intercom.org.br:8180/dspace/handle/1904/19806</text:p>
          </table:table-cell>
          <table:table-cell office:value-type="string">
            <text:p>http://scholar.google.com/scholar?cites=7781214418142418139&amp;as_sdt=2005&amp;sciodt=0,5&amp;hl=en&amp;num=100</text:p>
          </table:table-cell>
          <table:table-cell office:value-type="float" office:value="55">
            <text:p>5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H Dimantas</text:p>
          </table:table-cell>
          <table:table-cell office:value-type="string">
            <text:p>Linkania–a sociedade da colaboração</text:p>
          </table:table-cell>
          <table:table-cell office:value-type="float" office:value="0">
            <text:p>0</text:p>
          </table:table-cell>
          <table:table-cell office:value-type="string">
            <text:p>sapientia.pucsp.br</text:p>
          </table:table-cell>
          <table:table-cell table:number-columns-repeated="2"/>
          <table:table-cell office:value-type="string">
            <text:p>http://scholar.google.com/scholar?cites=10189034619417246404&amp;as_sdt=2005&amp;sciodt=0,5&amp;hl=en&amp;num=100</text:p>
          </table:table-cell>
          <table:table-cell office:value-type="float" office:value="48">
            <text:p>4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VM MENDONÇA</text:p>
          </table:table-cell>
          <table:table-cell office:value-type="string">
            <text:p>Informação e Comunicação para Inclusão Digital</text:p>
          </table:table-cell>
          <table:table-cell office:value-type="float" office:value="2008">
            <text:p>2008</text:p>
          </table:table-cell>
          <table:table-cell office:value-type="string">
            <text:p>Brasília: Ed. da UNB</text:p>
          </table:table-cell>
          <table:table-cell office:value-type="string">
            <text:p>redegesac.net</text:p>
          </table:table-cell>
          <table:table-cell/>
          <table:table-cell office:value-type="string">
            <text:p>http://scholar.google.com/scholar?cites=6347124642900166484&amp;as_sdt=2005&amp;sciodt=0,5&amp;hl=en&amp;num=100</text:p>
          </table:table-cell>
          <table:table-cell office:value-type="float" office:value="21">
            <text:p>2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 BRUNET</text:p>
          </table:table-cell>
          <table:table-cell office:value-type="string">
            <text:p>Do-it-yourself as free culture practices. Perspectives of Brazilian network projects.</text:p>
          </table:table-cell>
          <table:table-cell office:value-type="float" office:value="2005">
            <text:p>2005</text:p>
          </table:table-cell>
          <table:table-cell office:value-type="string">
            <text:p>Unpublished ms</text:p>
          </table:table-cell>
          <table:table-cell office:value-type="string">
            <text:p>members.multimania.co.uk</text:p>
          </table:table-cell>
          <table:table-cell/>
          <table:table-cell office:value-type="string">
            <text:p>http://scholar.google.com/scholar?cites=10615796548490508591&amp;as_sdt=2005&amp;sciodt=0,5&amp;hl=en&amp;num=100</text:p>
          </table:table-cell>
          <table:table-cell office:value-type="float" office:value="32">
            <text:p>3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 MAZETTI</text:p>
          </table:table-cell>
          <table:table-cell office:value-type="string">
            <text:p>Ativismo midiático, redes sociais e novas tecnologias de informação e comunicação</text:p>
          </table:table-cell>
          <table:table-cell office:value-type="float" office:value="2007">
            <text:p>2007</text:p>
          </table:table-cell>
          <table:table-cell office:value-type="string">
            <text:p>Trabalho apresentado no II Congresso da …</text:p>
          </table:table-cell>
          <table:table-cell office:value-type="string">
            <text:p>intercom.org.br</text:p>
          </table:table-cell>
          <table:table-cell/>
          <table:table-cell office:value-type="string">
            <text:p>http://scholar.google.com/scholar?cites=13540824219927472432&amp;as_sdt=2005&amp;sciodt=0,5&amp;hl=en&amp;num=100</text:p>
          </table:table-cell>
          <table:table-cell office:value-type="float" office:value="11">
            <text:p>1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K Peruzzo…</text:p>
          </table:table-cell>
          <table:table-cell office:value-type="string">
            <text:p>Conceitos de comunicação popular, alternativa e comunitária revisitados. Reelaborações no setor</text:p>
          </table:table-cell>
          <table:table-cell office:value-type="float" office:value="2009">
            <text:p>2009</text:p>
          </table:table-cell>
          <table:table-cell office:value-type="string">
            <text:p>Palabra Clave</text:p>
          </table:table-cell>
          <table:table-cell office:value-type="string">
            <text:p>scielo.unal.edu.co</text:p>
          </table:table-cell>
          <table:table-cell/>
          <table:table-cell office:value-type="string">
            <text:p>http://scholar.google.com/scholar?cites=2307339055053049110&amp;as_sdt=2005&amp;sciodt=0,5&amp;hl=en&amp;num=100</text:p>
          </table:table-cell>
          <table:table-cell office:value-type="float" office:value="84">
            <text:p>8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HM Mazetti</text:p>
          </table:table-cell>
          <table:table-cell office:value-type="string">
            <text:p>O expressivismo como contestação midiática</text:p>
          </table:table-cell>
          <table:table-cell office:value-type="float" office:value="2008">
            <text:p>2008</text:p>
          </table:table-cell>
          <table:table-cell office:value-type="string">
            <text:p>Revista Interin</text:p>
          </table:table-cell>
          <table:table-cell office:value-type="string">
            <text:p>utp.br</text:p>
          </table:table-cell>
          <table:table-cell/>
          <table:table-cell office:value-type="string">
            <text:p>http://scholar.google.com/scholar?cites=12552176352903787267&amp;as_sdt=2005&amp;sciodt=0,5&amp;hl=en&amp;num=100</text:p>
          </table:table-cell>
          <table:table-cell office:value-type="float" office:value="41">
            <text:p>4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SA SILVEIRA…</text:p>
          </table:table-cell>
          <table:table-cell office:value-type="string">
            <text:p>Diversidade digital e cultura</text:p>
          </table:table-cell>
          <table:table-cell office:value-type="float" office:value="2007">
            <text:p>2007</text:p>
          </table:table-cell>
          <table:table-cell office:value-type="string">
            <text:p>Buscalegis</text:p>
          </table:table-cell>
          <table:table-cell table:number-columns-repeated="2"/>
          <table:table-cell office:value-type="string">
            <text:p>http://scholar.google.com/scholar?cites=12846420887539456331&amp;as_sdt=2005&amp;sciodt=0,5&amp;hl=en&amp;num=100</text:p>
          </table:table-cell>
          <table:table-cell office:value-type="float" office:value="15">
            <text:p>1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 Vasconcelos</text:p>
          </table:table-cell>
          <table:table-cell office:value-type="string">
            <text:p>Espaço [nave]–manifestação coletiva do aparelhamento midiático</text:p>
          </table:table-cell>
          <table:table-cell office:value-type="float" office:value="2006">
            <text:p>2006</text:p>
          </table:table-cell>
          <table:table-cell office:value-type="string">
            <text:p>Digitofagia. Radical Livros</text:p>
          </table:table-cell>
          <table:table-cell office:value-type="string">
            <text:p>tecnobrega.org</text:p>
          </table:table-cell>
          <table:table-cell/>
          <table:table-cell office:value-type="string">
            <text:p>http://scholar.google.com/scholar?cites=11050713856122419447&amp;as_sdt=2005&amp;sciodt=0,5&amp;hl=en&amp;num=100</text:p>
          </table:table-cell>
          <table:table-cell office:value-type="float" office:value="71">
            <text:p>7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 Pratschke</text:p>
          </table:table-cell>
          <table:table-cell office:value-type="string">
            <text:p>Architecture as a verb: cybernetics and design processes for the social divide</text:p>
          </table:table-cell>
          <table:table-cell office:value-type="float" office:value="2007">
            <text:p>2007</text:p>
          </table:table-cell>
          <table:table-cell office:value-type="string">
            <text:p>Kybernetes</text:p>
          </table:table-cell>
          <table:table-cell office:value-type="string">
            <text:p>emeraldinsight.com</text:p>
          </table:table-cell>
          <table:table-cell office:value-type="string">
            <text:p>http://www.emeraldinsight.com/journals.htm?articleid=1640453&amp;show=abstract</text:p>
          </table:table-cell>
          <table:table-cell office:value-type="string">
            <text:p>http://scholar.google.com/scholar?cites=7437098600964950720&amp;as_sdt=2005&amp;sciodt=0,5&amp;hl=en&amp;num=100</text:p>
          </table:table-cell>
          <table:table-cell office:value-type="float" office:value="91">
            <text:p>9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 Ferreira…</text:p>
          </table:table-cell>
          <table:table-cell office:value-type="string">
            <text:p>Entre a inclusão ea democracia digital: a atuação do Estado e do terceiro setor em comunidades pobres da região metropolitana do Recife| Between digital inclusion …</text:p>
          </table:table-cell>
          <table:table-cell office:value-type="float" office:value="2009">
            <text:p>2009</text:p>
          </table:table-cell>
          <table:table-cell office:value-type="string">
            <text:p>Liinc em Revista</text:p>
          </table:table-cell>
          <table:table-cell office:value-type="string">
            <text:p>revista.ibict.br</text:p>
          </table:table-cell>
          <table:table-cell office:value-type="string">
            <text:p>http://revista.ibict.br/liinc/index.php/liinc/article/view/288</text:p>
          </table:table-cell>
          <table:table-cell office:value-type="string">
            <text:p>http://scholar.google.com/scholar?cites=17029920811829022682&amp;as_sdt=2005&amp;sciodt=0,5&amp;hl=en&amp;num=100</text:p>
          </table:table-cell>
          <table:table-cell office:value-type="float" office:value="44">
            <text:p>4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 Spyer</text:p>
          </table:table-cell>
          <table:table-cell office:value-type="string">
            <text:p>Para entender a internet</text:p>
          </table:table-cell>
          <table:table-cell office:value-type="float" office:value="2009">
            <text:p>2009</text:p>
          </table:table-cell>
          <table:table-cell/>
          <table:table-cell office:value-type="string">
            <text:p>books.google.com</text:p>
          </table:table-cell>
          <table:table-cell/>
          <table:table-cell office:value-type="string">
            <text:p>http://scholar.google.com/scholar?cites=4604633405010193212&amp;as_sdt=2005&amp;sciodt=0,5&amp;hl=en&amp;num=100</text:p>
          </table:table-cell>
          <table:table-cell office:value-type="float" office:value="102">
            <text:p>10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F da Silva…</text:p>
          </table:table-cell>
          <table:table-cell office:value-type="string">
            <text:p>Reflexoes sobre o ensino de metodologias ágeis na academia, na indústria e no governo</text:p>
          </table:table-cell>
          <table:table-cell office:value-type="float" office:value="0">
            <text:p>0</text:p>
          </table:table-cell>
          <table:table-cell office:value-type="string">
            <text:p>teses.usp.br</text:p>
          </table:table-cell>
          <table:table-cell table:number-columns-repeated="2"/>
          <table:table-cell office:value-type="string">
            <text:p>http://scholar.google.com/scholar?cites=9552725058477587059&amp;as_sdt=2005&amp;sciodt=0,5&amp;hl=en&amp;num=100</text:p>
          </table:table-cell>
          <table:table-cell office:value-type="float" office:value="109">
            <text:p>10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 Galindo</text:p>
          </table:table-cell>
          <table:table-cell office:value-type="string">
            <text:p>Piratarias de gênero para corpos precários: contaminações entre políticas queer e copyleft</text:p>
          </table:table-cell>
          <table:table-cell office:value-type="float" office:value="2009">
            <text:p>2009</text:p>
          </table:table-cell>
          <table:table-cell office:value-type="string">
            <text:p>Anais do V Encontro de Estudos Multidisciplinares em …</text:p>
          </table:table-cell>
          <table:table-cell office:value-type="string">
            <text:p>cult.ufba.br</text:p>
          </table:table-cell>
          <table:table-cell/>
          <table:table-cell office:value-type="string">
            <text:p>http://scholar.google.com/scholar?cites=6617580332561634615&amp;as_sdt=2005&amp;sciodt=0,5&amp;hl=en&amp;num=100</text:p>
          </table:table-cell>
          <table:table-cell office:value-type="float" office:value="42">
            <text:p>4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DA Almeida, VP de Almeida Neris…</text:p>
          </table:table-cell>
          <table:table-cell office:value-type="string">
            <text:p>An exploratory design for inclusive social networks</text:p>
          </table:table-cell>
          <table:table-cell office:value-type="float" office:value="2008">
            <text:p>2008</text:p>
          </table:table-cell>
          <table:table-cell office:value-type="string">
            <text:p>Relatório Técnico IC- …</text:p>
          </table:table-cell>
          <table:table-cell office:value-type="string">
            <text:p>ic.unicamp.br</text:p>
          </table:table-cell>
          <table:table-cell/>
          <table:table-cell office:value-type="string">
            <text:p>http://scholar.google.com/scholar?cites=9550398186658403711&amp;as_sdt=2005&amp;sciodt=0,5&amp;hl=en&amp;num=100</text:p>
          </table:table-cell>
          <table:table-cell office:value-type="float" office:value="28">
            <text:p>2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 Graham, S Cook</text:p>
          </table:table-cell>
          <table:table-cell office:value-type="string">
            <text:p>Rethinking curating</text:p>
          </table:table-cell>
          <table:table-cell office:value-type="float" office:value="2010">
            <text:p>2010</text:p>
          </table:table-cell>
          <table:table-cell/>
          <table:table-cell office:value-type="string">
            <text:p>mitpress.mit.edu</text:p>
          </table:table-cell>
          <table:table-cell/>
          <table:table-cell office:value-type="string">
            <text:p>http://scholar.google.com/scholar?cites=16822638615921929544&amp;as_sdt=2005&amp;sciodt=0,5&amp;hl=en&amp;num=100</text:p>
          </table:table-cell>
          <table:table-cell office:value-type="float" office:value="75">
            <text:p>7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CP DA COSTA</text:p>
          </table:table-cell>
          <table:table-cell office:value-type="string">
            <text:p>Potência e derrelição: uma análise da Metarreciclagem como política radical de mídia</text:p>
          </table:table-cell>
          <table:table-cell office:value-type="float" office:value="0">
            <text:p>0</text:p>
          </table:table-cell>
          <table:table-cell office:value-type="string">
            <text:p>locoporti.blog.br</text:p>
          </table:table-cell>
          <table:table-cell table:number-columns-repeated="2"/>
          <table:table-cell office:value-type="string">
            <text:p>http://scholar.google.com/scholar?cites=11975803520039100462&amp;as_sdt=2005&amp;sciodt=0,5&amp;hl=en&amp;num=100</text:p>
          </table:table-cell>
          <table:table-cell office:value-type="float" office:value="10">
            <text:p>1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 Fonseca…</text:p>
          </table:table-cell>
          <table:table-cell office:value-type="string">
            <text:p>Notes from the Field: E-waste in Brasil-Lixo Eletrônico and MetaReciclagem</text:p>
          </table:table-cell>
          <table:table-cell office:value-type="float" office:value="2009">
            <text:p>2009</text:p>
          </table:table-cell>
          <table:table-cell office:value-type="string">
            <text:p>Ethics of Waste in the Information …</text:p>
          </table:table-cell>
          <table:table-cell office:value-type="string">
            <text:p>irie.net</text:p>
          </table:table-cell>
          <table:table-cell/>
          <table:table-cell office:value-type="string">
            <text:p>http://scholar.google.com/scholar?cites=17379637044617399817&amp;as_sdt=2005&amp;sciodt=0,5&amp;hl=en&amp;num=100</text:p>
          </table:table-cell>
          <table:table-cell office:value-type="float" office:value="19">
            <text:p>1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N Hora</text:p>
          </table:table-cell>
          <table:table-cell office:value-type="string">
            <text:p>Arte hackeamento: diferença, dissenso e reprogramabilidade tecnológica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repositorio.bce.unb.br</text:p>
          </table:table-cell>
          <table:table-cell office:value-type="string">
            <text:p>http://repositorio.bce.unb.br/handle/10482/6598</text:p>
          </table:table-cell>
          <table:table-cell office:value-type="string">
            <text:p>http://scholar.google.com/scholar?cites=10744784414660407186&amp;as_sdt=2005&amp;sciodt=0,5&amp;hl=en&amp;num=100</text:p>
          </table:table-cell>
          <table:table-cell office:value-type="float" office:value="66">
            <text:p>6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OM Hacker</text:p>
          </table:table-cell>
          <table:table-cell office:value-type="string">
            <text:p>O Impacto da Sociedade Civil (des) Organizada: Cultura Digital, os Articuladores e Software Livre no Projeto dos Pontos de Cultura do MinC</text:p>
          </table:table-cell>
          <table:table-cell office:value-type="float" office:value="0">
            <text:p>0</text:p>
          </table:table-cell>
          <table:table-cell office:value-type="string">
            <text:p>e-estudo.com.br</text:p>
          </table:table-cell>
          <table:table-cell table:number-columns-repeated="2"/>
          <table:table-cell office:value-type="string">
            <text:p>http://scholar.google.com/scholar?q=related:r52Ts9h3cc8J:scholar.google.com/&amp;hl=en&amp;num=100&amp;as_sdt=0,5</text:p>
          </table:table-cell>
          <table:table-cell office:value-type="float" office:value="16">
            <text:p>1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A da Silveira</text:p>
          </table:table-cell>
          <table:table-cell office:value-type="string">
            <text:p>A NOÇÃO DE EXCLUSÃO DIGITAL DIANTE DAS EXIGÊNCIAS DE UMA CIBERCIDADANIA</text:p>
          </table:table-cell>
          <table:table-cell office:value-type="float" office:value="0">
            <text:p>0</text:p>
          </table:table-cell>
          <table:table-cell office:value-type="string">
            <text:p>Políticas Públicas</text:p>
          </table:table-cell>
          <table:table-cell office:value-type="string">
            <text:p>repositorio.ufba.br</text:p>
          </table:table-cell>
          <table:table-cell/>
          <table:table-cell office:value-type="string">
            <text:p>http://74.125.155.132/scholar?q=cache:8DffQ3i-sDwJ:scholar.google.com/+metareciclagem&amp;hl=en&amp;num=100&amp;as_sdt=0,5</text:p>
          </table:table-cell>
          <table:table-cell office:value-type="float" office:value="58">
            <text:p>5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 Borges…</text:p>
          </table:table-cell>
          <table:table-cell office:value-type="string">
            <text:p>Imersões, reciclagens e singularidades</text:p>
          </table:table-cell>
          <table:table-cell office:value-type="float" office:value="2010">
            <text:p>2010</text:p>
          </table:table-cell>
          <table:table-cell office:value-type="string">
            <text:p>BIS. Boletim do Instituto de Saúde ( …</text:p>
          </table:table-cell>
          <table:table-cell office:value-type="string">
            <text:p>periodicos.ses.sp.bvs.br</text:p>
          </table:table-cell>
          <table:table-cell/>
          <table:table-cell office:value-type="string">
            <text:p>http://scholar.google.com/scholar?q=related:7NZUX6GwKMcJ:scholar.google.com/&amp;hl=en&amp;num=100&amp;as_sdt=0,5</text:p>
          </table:table-cell>
          <table:table-cell office:value-type="float" office:value="30">
            <text:p>3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 Latina…</text:p>
          </table:table-cell>
          <table:table-cell office:value-type="string">
            <text:p>Festival Latino-americano de Instalação de Software Livre Logo a color No 2 de abril de 2005 realizaremos o Festival Latino-americano de Instalação de Software …</text:p>
          </table:table-cell>
          <table:table-cell office:value-type="float" office:value="0">
            <text:p>0</text:p>
          </table:table-cell>
          <table:table-cell office:value-type="string">
            <text:p>brazil.indymedia.org</text:p>
          </table:table-cell>
          <table:table-cell/>
          <table:table-cell office:value-type="string">
            <text:p>http://brazil.indymedia.org/content/2005/04/311741.shtml</text:p>
          </table:table-cell>
          <table:table-cell office:value-type="string">
            <text:p>http://74.125.155.132/scholar?q=cache:iHxFHyoCsecJ:scholar.google.com/+metareciclagem&amp;hl=en&amp;num=100&amp;as_sdt=0,5</text:p>
          </table:table-cell>
          <table:table-cell office:value-type="float" office:value="13">
            <text:p>1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 Fonseca</text:p>
          </table:table-cell>
          <table:table-cell office:value-type="string">
            <text:p>Mutirão da Gambiarra Edição 01–História da MetaReciclagem, Histórias de MetaReciclagem</text:p>
          </table:table-cell>
          <table:table-cell office:value-type="float" office:value="0">
            <text:p>0</text:p>
          </table:table-cell>
          <table:table-cell office:value-type="string">
            <text:p>pub.descentro.org</text:p>
          </table:table-cell>
          <table:table-cell table:number-columns-repeated="2"/>
          <table:table-cell office:value-type="string">
            <text:p>http://74.125.155.132/scholar?q=cache:Gzi37OazwrQJ:scholar.google.com/+metareciclagem&amp;hl=en&amp;num=100&amp;as_sdt=0,5</text:p>
          </table:table-cell>
          <table:table-cell office:value-type="float" office:value="7">
            <text:p>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K Mori</text:p>
          </table:table-cell>
          <table:table-cell office:value-type="string">
            <text:p>Política pública de inclusión digital y residuos electrónicos en Brasil</text:p>
          </table:table-cell>
          <table:table-cell office:value-type="float" office:value="0">
            <text:p>0</text:p>
          </table:table-cell>
          <table:table-cell office:value-type="string">
            <text:p>Los residuos electrónicos: Un desafío para la Sociedad …</text:p>
          </table:table-cell>
          <table:table-cell office:value-type="string">
            <text:p>lixoeletronico.org</text:p>
          </table:table-cell>
          <table:table-cell/>
          <table:table-cell office:value-type="string">
            <text:p>http://74.125.155.132/scholar?q=cache:-9hhaZ1sqtMJ:scholar.google.com/+metareciclagem&amp;hl=en&amp;num=100&amp;as_sdt=0,5</text:p>
          </table:table-cell>
          <table:table-cell office:value-type="float" office:value="29">
            <text:p>2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 Sengupta</text:p>
          </table:table-cell>
          <table:table-cell office:value-type="string">
            <text:p>Knowing in Your Bones that You're Being Watched</text:p>
          </table:table-cell>
          <table:table-cell office:value-type="float" office:value="0">
            <text:p>0</text:p>
          </table:table-cell>
          <table:table-cell office:value-type="string">
            <text:p>Incommunicado reader</text:p>
          </table:table-cell>
          <table:table-cell office:value-type="string">
            <text:p>books.google.com</text:p>
          </table:table-cell>
          <table:table-cell office:value-type="string">
            <text:p>http://books.google.com/books?hl=en&amp;lr=&amp;id=Bbk0gg9ar4gC&amp;oi=fnd&amp;pg=PA64&amp;dq=metareciclagem&amp;ots=KlnmbHzuHB&amp;sig=g16ktWuBgHU0hFUt1JqSw5whkG8</text:p>
          </table:table-cell>
          <table:table-cell office:value-type="string">
            <text:p>http://scholar.google.com/scholar?q=related:SDTpe0tKURcJ:scholar.google.com/&amp;hl=en&amp;num=100&amp;as_sdt=0,5</text:p>
          </table:table-cell>
          <table:table-cell office:value-type="float" office:value="105">
            <text:p>10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 Cafezeiro…</text:p>
          </table:table-cell>
          <table:table-cell office:value-type="string">
            <text:p>CORREIO ELETRÔNICO/CORREO ELECTRÓNICO:[isabel, jreed, lima]@ dcc. ic. uff. br</text:p>
          </table:table-cell>
          <table:table-cell office:value-type="float" office:value="0">
            <text:p>0</text:p>
          </table:table-cell>
          <table:table-cell office:value-type="string">
            <text:p>oei.es</text:p>
          </table:table-cell>
          <table:table-cell table:number-columns-repeated="2"/>
          <table:table-cell office:value-type="string">
            <text:p>http://scholar.google.com/scholar?q=related:WbASUXts4bcJ:scholar.google.com/&amp;hl=en&amp;num=100&amp;as_sdt=0,5</text:p>
          </table:table-cell>
          <table:table-cell office:value-type="float" office:value="59">
            <text:p>5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 Brunet</text:p>
          </table:table-cell>
          <table:table-cell office:value-type="string">
            <text:p>Internet, activism and tactical media</text:p>
          </table:table-cell>
          <table:table-cell office:value-type="float" office:value="0">
            <text:p>0</text:p>
          </table:table-cell>
          <table:table-cell office:value-type="string">
            <text:p>zemos98.org</text:p>
          </table:table-cell>
          <table:table-cell table:number-columns-repeated="2"/>
          <table:table-cell office:value-type="string">
            <text:p>http://scholar.google.com/scholar?q=related:uxGpzFLhZjoJ:scholar.google.com/&amp;hl=en&amp;num=100&amp;as_sdt=0,5</text:p>
          </table:table-cell>
          <table:table-cell office:value-type="float" office:value="31">
            <text:p>3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MM Aguiar, KKP Melo, AVM Aguiar…</text:p>
          </table:table-cell>
          <table:table-cell office:value-type="string">
            <text:p>RESÍDUOS ELETROELETRÔNICOS NO MUNICÍPIO DE MOSSORÓ-RN</text:p>
          </table:table-cell>
          <table:table-cell office:value-type="float" office:value="2011">
            <text:p>2011</text:p>
          </table:table-cell>
          <table:table-cell office:value-type="string">
            <text:p>REVISTA BRASILEIRA …</text:p>
          </table:table-cell>
          <table:table-cell office:value-type="string">
            <text:p>gvaa.com.br</text:p>
          </table:table-cell>
          <table:table-cell office:value-type="string">
            <text:p>http://www.gvaa.com.br/revista/index.php/RBGA/article/view/616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R Soares</text:p>
          </table:table-cell>
          <table:table-cell office:value-type="string">
            <text:p>Musica mecatrônica: Quando circuitos eletrônicos e algoritmos computacionais encontram a experiência das vanguardas musicais.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ttp://scholar.google.com/scholar?q=related:i0BsYHCuN94J:scholar.google.com/&amp;hl=en&amp;num=100&amp;as_sdt=0,5</text:p>
          </table:table-cell>
          <table:table-cell office:value-type="float" office:value="14">
            <text:p>1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CS Moreira…</text:p>
          </table:table-cell>
          <table:table-cell office:value-type="string">
            <text:p>Educação a distância e inclusão digital: ações para a cidadania eo desenvolvimento social</text:p>
          </table:table-cell>
          <table:table-cell office:value-type="float" office:value="2006">
            <text:p>2006</text:p>
          </table:table-cell>
          <table:table-cell office:value-type="string">
            <text:p>Anais do Simpósio Brasileiro de Informática na …</text:p>
          </table:table-cell>
          <table:table-cell office:value-type="string">
            <text:p>br-ie.org</text:p>
          </table:table-cell>
          <table:table-cell office:value-type="string">
            <text:p>http://www.br-ie.org/pub/index.php/sbie/article/view/515</text:p>
          </table:table-cell>
          <table:table-cell office:value-type="string">
            <text:p>http://scholar.google.com/scholar?q=related:-ikt1kETf04J:scholar.google.com/&amp;hl=en&amp;num=100&amp;as_sdt=0,5</text:p>
          </table:table-cell>
          <table:table-cell office:value-type="float" office:value="70">
            <text:p>7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 Passarelli, D Guzzi, H Dimantas…</text:p>
          </table:table-cell>
          <table:table-cell office:value-type="string">
            <text:p>Atores em Rede: Subjetividades e Desejos em Expansão</text:p>
          </table:table-cell>
          <table:table-cell office:value-type="float" office:value="2010">
            <text:p>2010</text:p>
          </table:table-cell>
          <table:table-cell office:value-type="string">
            <text:p>Logos</text:p>
          </table:table-cell>
          <table:table-cell office:value-type="string">
            <text:p>revistas.univerciencia.org</text:p>
          </table:table-cell>
          <table:table-cell office:value-type="string">
            <text:p>http://revistas.univerciencia.org/index.php/logos/article/viewArticle/7034</text:p>
          </table:table-cell>
          <table:table-cell office:value-type="string">
            <text:p>http://scholar.google.com/scholar?q=related:BlyKovfBpkgJ:scholar.google.com/&amp;hl=en&amp;num=100&amp;as_sdt=0,5</text:p>
          </table:table-cell>
          <table:table-cell office:value-type="float" office:value="36">
            <text:p>3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 SIMÃO, E NERI, J SOARES…</text:p>
          </table:table-cell>
          <table:table-cell office:value-type="string">
            <text:p>Resíduos Eletrônicos</text:p>
          </table:table-cell>
          <table:table-cell office:value-type="float" office:value="0">
            <text:p>0</text:p>
          </table:table-cell>
          <table:table-cell office:value-type="string">
            <text:p>webartigos.com</text:p>
          </table:table-cell>
          <table:table-cell table:number-columns-repeated="2"/>
          <table:table-cell office:value-type="string">
            <text:p>http://74.125.155.132/scholar?q=cache:bw6303nDbVsJ:scholar.google.com/+metareciclagem&amp;hl=en&amp;num=100&amp;as_sdt=0,5</text:p>
          </table:table-cell>
          <table:table-cell office:value-type="float" office:value="50">
            <text:p>5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 CAMPBELL</text:p>
          </table:table-cell>
          <table:table-cell office:value-type="string">
            <text:p>CANTEIRO DE OBRAS deriva sobre uma</text:p>
          </table:table-cell>
          <table:table-cell office:value-type="float" office:value="0">
            <text:p>0</text:p>
          </table:table-cell>
          <table:table-cell office:value-type="string">
            <text:p>ufmg.br</text:p>
          </table:table-cell>
          <table:table-cell table:number-columns-repeated="2"/>
          <table:table-cell office:value-type="string">
            <text:p>http://scholar.google.com/scholar?q=related:v7r2ztvfaOoJ:scholar.google.com/&amp;hl=en&amp;num=100&amp;as_sdt=0,5</text:p>
          </table:table-cell>
          <table:table-cell office:value-type="float" office:value="106">
            <text:p>10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 Freire, A FOINA…</text:p>
          </table:table-cell>
          <table:table-cell office:value-type="string">
            <text:p>O Impacto da Sociedade Civil (des) Organizada: Cultura Digital, os Articuladores e Software Livre no Projeto dos Pontos de Cultura do MinC</text:p>
          </table:table-cell>
          <table:table-cell office:value-type="float" office:value="2007">
            <text:p>2007</text:p>
          </table:table-cell>
          <table:table-cell table:number-columns-repeated="3"/>
          <table:table-cell office:value-type="string">
            <text:p>http://scholar.google.com/scholar?cites=13714092744721660729&amp;as_sdt=2005&amp;sciodt=0,5&amp;hl=en&amp;num=100</text:p>
          </table:table-cell>
          <table:table-cell office:value-type="float" office:value="23">
            <text:p>2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 Ferraro, F Bria…</text:p>
          </table:table-cell>
          <table:table-cell office:value-type="string">
            <text:p>Synergies between pontos de cultura and ecosystems</text:p>
          </table:table-cell>
          <table:table-cell office:value-type="float" office:value="2008">
            <text:p>2008</text:p>
          </table:table-cell>
          <table:table-cell office:value-type="string">
            <text:p>Paper presented as part of the …</text:p>
          </table:table-cell>
          <table:table-cell office:value-type="string">
            <text:p>digital-ecosystems.org</text:p>
          </table:table-cell>
          <table:table-cell/>
          <table:table-cell office:value-type="string">
            <text:p>http://scholar.google.com/scholar?cites=1645931727276407587&amp;as_sdt=2005&amp;sciodt=0,5&amp;hl=en&amp;num=100</text:p>
          </table:table-cell>
          <table:table-cell office:value-type="float" office:value="74">
            <text:p>7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M Scalco, HCM Lengler, DA Bertuol, CL Biazon…</text:p>
          </table:table-cell>
          <table:table-cell office:value-type="string">
            <text:p>" Fala K É NóIs": etnografia de um projeto de inclusão digital entre jovens de classes populares em Porto Alegre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lume.ufrgs.br</text:p>
          </table:table-cell>
          <table:table-cell office:value-type="string">
            <text:p>http://www.lume.ufrgs.br/handle/10183/13817</text:p>
          </table:table-cell>
          <table:table-cell office:value-type="string">
            <text:p>http://scholar.google.com/scholar?cites=422789154384483106&amp;as_sdt=2005&amp;sciodt=0,5&amp;hl=en&amp;num=100</text:p>
          </table:table-cell>
          <table:table-cell office:value-type="float" office:value="34">
            <text:p>3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R de Almeida Paraíso, TOR Soares…</text:p>
          </table:table-cell>
          <table:table-cell office:value-type="string">
            <text:p>Desafios e Práticas para a Inserção da Tecnologia da Informação Verde nas Empresas Baianas: um estudo sob a perspectiva dos profissionais de Tecnologia …</text:p>
          </table:table-cell>
          <table:table-cell office:value-type="float" office:value="1981">
            <text:p>1981</text:p>
          </table:table-cell>
          <table:table-cell office:value-type="string">
            <text:p>Revista de Gestão …</text:p>
          </table:table-cell>
          <table:table-cell office:value-type="string">
            <text:p>unifor.br</text:p>
          </table:table-cell>
          <table:table-cell/>
          <table:table-cell office:value-type="string">
            <text:p>http://74.125.155.132/scholar?q=cache:4TFfA4fjKp0J:scholar.google.com/+metareciclagem&amp;hl=en&amp;num=100&amp;as_sdt=0,5</text:p>
          </table:table-cell>
          <table:table-cell office:value-type="float" office:value="86">
            <text:p>8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L Martins, T Stergiou…</text:p>
          </table:table-cell>
          <table:table-cell office:value-type="string">
            <text:p>Ecologia MetaReciclagem: uma proposta de um framework de sistemas para comunidades de prátic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ttp://scholar.google.com/scholar?q=related:v_V_Q8J6ZpsJ:scholar.google.com/&amp;hl=en&amp;num=100&amp;as_sdt=0,5</text:p>
          </table:table-cell>
          <table:table-cell office:value-type="float" office:value="1">
            <text:p>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B Lima</text:p>
          </table:table-cell>
          <table:table-cell office:value-type="string">
            <text:p>Para Entender a Internet Noçoes, práticas e desafios e comunicação em rede</text:p>
          </table:table-cell>
          <table:table-cell office:value-type="float" office:value="0">
            <text:p>0</text:p>
          </table:table-cell>
          <table:table-cell office:value-type="string">
            <text:p>books.google.com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 Maurício, CMY RIBEIRO…</text:p>
          </table:table-cell>
          <table:table-cell office:value-type="string">
            <text:p>La ciudadanía online: de las iniciativas de inclusión a los desafíos de la gerencia</text:p>
          </table:table-cell>
          <table:table-cell office:value-type="float" office:value="0">
            <text:p>0</text:p>
          </table:table-cell>
          <table:table-cell office:value-type="string">
            <text:p>compoliticas.org</text:p>
          </table:table-cell>
          <table:table-cell table:number-columns-repeated="2"/>
          <table:table-cell office:value-type="string">
            <text:p>http://scholar.google.com/scholar?q=related:gblveFYp-1gJ:scholar.google.com/&amp;hl=en&amp;num=100&amp;as_sdt=0,5</text:p>
          </table:table-cell>
          <table:table-cell office:value-type="float" office:value="83">
            <text:p>8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 Hora</text:p>
          </table:table-cell>
          <table:table-cell office:value-type="string">
            <text:p>ARTE-HACKEAMENTO NA ERA DA REPROGRAMABILIDADE TECNOLÓGICA</text:p>
          </table:table-cell>
          <table:table-cell office:value-type="float" office:value="0">
            <text:p>0</text:p>
          </table:table-cell>
          <table:table-cell office:value-type="string">
            <text:p>anpap.org.br</text:p>
          </table:table-cell>
          <table:table-cell table:number-columns-repeated="2"/>
          <table:table-cell office:value-type="string">
            <text:p>http://scholar.google.com/scholar?q=related:rRoYjshkH3AJ:scholar.google.com/&amp;hl=en&amp;num=100&amp;as_sdt=0,5</text:p>
          </table:table-cell>
          <table:table-cell office:value-type="float" office:value="22">
            <text:p>2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R Montenegro de Lima…</text:p>
          </table:table-cell>
          <table:table-cell office:value-type="string">
            <text:p>Código aberto e produção colaborativa nos pontos de cultura</text:p>
          </table:table-cell>
          <table:table-cell office:value-type="float" office:value="2009">
            <text:p>2009</text:p>
          </table:table-cell>
          <table:table-cell office:value-type="string">
            <text:p>… Revista de Comunicação …</text:p>
          </table:table-cell>
          <table:table-cell office:value-type="string">
            <text:p>portalseer.ufba.br</text:p>
          </table:table-cell>
          <table:table-cell office:value-type="string">
            <text:p>http://www.portalseer.ufba.br/index.php/contemporaneaposcom/article/viewArticle/3497</text:p>
          </table:table-cell>
          <table:table-cell office:value-type="string">
            <text:p>http://scholar.google.com/scholar?q=related:XDUV5-v2bioJ:scholar.google.com/&amp;hl=en&amp;num=100&amp;as_sdt=0,5</text:p>
          </table:table-cell>
          <table:table-cell office:value-type="float" office:value="46">
            <text:p>4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D da Silva, DL Martins…</text:p>
          </table:table-cell>
          <table:table-cell office:value-type="string">
            <text:p>RESÍDUOS ELETROELETRÔNICOS NO BRASIL</text:p>
          </table:table-cell>
          <table:table-cell office:value-type="float" office:value="0">
            <text:p>0</text:p>
          </table:table-cell>
          <table:table-cell office:value-type="string">
            <text:p>lixoeletronico.org</text:p>
          </table:table-cell>
          <table:table-cell table:number-columns-repeated="2"/>
          <table:table-cell office:value-type="string">
            <text:p>http://scholar.google.com/scholar?q=related:I2CPgm2K86YJ:scholar.google.com/&amp;hl=en&amp;num=100&amp;as_sdt=0,5</text:p>
          </table:table-cell>
          <table:table-cell office:value-type="float" office:value="47">
            <text:p>4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O Sugerido…</text:p>
          </table:table-cell>
          <table:table-cell office:value-type="string">
            <text:p>Musica mecatrônica: Quando circuitos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ttp://scholar.google.com/scholar?q=related:a9JLx7cBK74J:scholar.google.com/&amp;hl=en&amp;num=100&amp;as_sdt=0,5</text:p>
          </table:table-cell>
          <table:table-cell office:value-type="float" office:value="24">
            <text:p>2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 SIMÃO, E NERI, J SOARES…</text:p>
          </table:table-cell>
          <table:table-cell office:value-type="string">
            <text:p>Brasil Escola</text:p>
          </table:table-cell>
          <table:table-cell office:value-type="float" office:value="0">
            <text:p>0</text:p>
          </table:table-cell>
          <table:table-cell office:value-type="string">
            <text:p>meuartigo.brasilescola.com</text:p>
          </table:table-cell>
          <table:table-cell table:number-columns-repeated="2"/>
          <table:table-cell office:value-type="string">
            <text:p>http://scholar.google.com/scholar?q=related:dD9n12smfKwJ:scholar.google.com/&amp;hl=en&amp;num=100&amp;as_sdt=0,5</text:p>
          </table:table-cell>
          <table:table-cell office:value-type="float" office:value="49">
            <text:p>4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 Maurício de Carvalho…</text:p>
          </table:table-cell>
          <table:table-cell office:value-type="string">
            <text:p>La ciudadanía online: de las iniciativas de inclusión a los desafíos de la gerencia</text:p>
          </table:table-cell>
          <table:table-cell office:value-type="float" office:value="2009">
            <text:p>2009</text:p>
          </table:table-cell>
          <table:table-cell office:value-type="string">
            <text:p>Redes. com: revista …</text:p>
          </table:table-cell>
          <table:table-cell office:value-type="string">
            <text:p>dialnet.unirioja.es</text:p>
          </table:table-cell>
          <table:table-cell/>
          <table:table-cell office:value-type="string">
            <text:p>http://74.125.155.132/scholar?q=cache:4QW3WSVvAysJ:scholar.google.com/+metareciclagem&amp;hl=en&amp;num=100&amp;as_sdt=0,5</text:p>
          </table:table-cell>
          <table:table-cell office:value-type="float" office:value="82">
            <text:p>8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 Fascendini</text:p>
          </table:table-cell>
          <table:table-cell office:value-type="string">
            <text:p>Reciclaje de computadoras I-La relatividad del fin: desafiar la trampa consumista</text:p>
          </table:table-cell>
          <table:table-cell office:value-type="float" office:value="0">
            <text:p>0</text:p>
          </table:table-cell>
          <table:table-cell office:value-type="string">
            <text:p>dialnet.unirioja.es</text:p>
          </table:table-cell>
          <table:table-cell table:number-columns-repeated="2"/>
          <table:table-cell office:value-type="string">
            <text:p>http://74.125.155.132/scholar?q=cache:6xW7AYZPeqUJ:scholar.google.com/+metareciclagem&amp;hl=en&amp;num=100&amp;as_sdt=0,5</text:p>
          </table:table-cell>
          <table:table-cell office:value-type="float" office:value="25">
            <text:p>2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 Fascendini</text:p>
          </table:table-cell>
          <table:table-cell office:value-type="string">
            <text:p>Reciclaje de computadoras I-La relatividad del fin</text:p>
          </table:table-cell>
          <table:table-cell office:value-type="float" office:value="0">
            <text:p>0</text:p>
          </table:table-cell>
          <table:table-cell office:value-type="string">
            <text:p>dialnet.unirioja.es</text:p>
          </table:table-cell>
          <table:table-cell table:number-columns-repeated="2"/>
          <table:table-cell office:value-type="string">
            <text:p>http://74.125.155.132/scholar?q=cache:XHo4OVxILvsJ:scholar.google.com/+metareciclagem&amp;hl=en&amp;num=100&amp;as_sdt=0,5</text:p>
          </table:table-cell>
          <table:table-cell office:value-type="float" office:value="26">
            <text:p>2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 Director</text:p>
          </table:table-cell>
          <table:table-cell office:value-type="string">
            <text:p>Beiguelman (br)</text:p>
          </table:table-cell>
          <table:table-cell office:value-type="float" office:value="0">
            <text:p>0</text:p>
          </table:table-cell>
          <table:table-cell office:value-type="string">
            <text:p>ISEA2010 RUHR</text:p>
          </table:table-cell>
          <table:table-cell office:value-type="string">
            <text:p>isea2010ruhr.org</text:p>
          </table:table-cell>
          <table:table-cell/>
          <table:table-cell office:value-type="string">
            <text:p>http://scholar.google.com/scholar?q=related:igHqS8w5la4J:scholar.google.com/&amp;hl=en&amp;num=100&amp;as_sdt=0,5</text:p>
          </table:table-cell>
          <table:table-cell office:value-type="float" office:value="53">
            <text:p>5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OS Temática</text:p>
          </table:table-cell>
          <table:table-cell office:value-type="string">
            <text:p>Análise 1 “O sentimento de bando...”</text:p>
          </table:table-cell>
          <table:table-cell office:value-type="float" office:value="0">
            <text:p>0</text:p>
          </table:table-cell>
          <table:table-cell office:value-type="string">
            <text:p>teses.usp.br</text:p>
          </table:table-cell>
          <table:table-cell table:number-columns-repeated="3"/>
          <table:table-cell office:value-type="float" office:value="33">
            <text:p>3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 CDMUNICAÇÃD</text:p>
          </table:table-cell>
          <table:table-cell office:value-type="string">
            <text:p>TECNDLDGIAS DE INFDRMAÇÃd|</text:p>
          </table:table-cell>
          <table:table-cell office:value-type="float" office:value="0">
            <text:p>0</text:p>
          </table:table-cell>
          <table:table-cell office:value-type="string">
            <text:p>LINKANIA-UMA TEORIA DE REDES</text:p>
          </table:table-cell>
          <table:table-cell office:value-type="string">
            <text:p>books.google.com</text:p>
          </table:table-cell>
          <table:table-cell office:value-type="string">
            <text:p>http://books.google.com/books?hl=en&amp;lr=&amp;id=Vl7jXnZwyAcC&amp;oi=fnd&amp;pg=PA57&amp;dq=metareciclagem&amp;ots=f3IDteDn6f&amp;sig=ew14oDyX-m-teWAZgQeRPM35LO4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M Modesto</text:p>
          </table:table-cell>
          <table:table-cell office:value-type="string">
            <text:p>O GTP: Geosistema-Território-Paisagem. uM NOVO PARADIGMA? 2115</text:p>
          </table:table-cell>
          <table:table-cell office:value-type="float" office:value="0">
            <text:p>0</text:p>
          </table:table-cell>
          <table:table-cell office:value-type="string">
            <text:p>egal2009.easyplanners.info</text:p>
          </table:table-cell>
          <table:table-cell table:number-columns-repeated="2"/>
          <table:table-cell office:value-type="string">
            <text:p>http://scholar.google.com/scholar?q=related:x1jJeB9-ECMJ:scholar.google.com/&amp;hl=en&amp;num=100&amp;as_sdt=0,5</text:p>
          </table:table-cell>
          <table:table-cell office:value-type="float" office:value="56">
            <text:p>5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CP da Costa Júnior</text:p>
          </table:table-cell>
          <table:table-cell office:value-type="string">
            <text:p>XIII Congresso Brasileiro de Sociologia 29 de maio a 1 de junho de 2007, UFPE, Recife (PE) Grupo de Trabalho Emancipação, Cidadania e Reconhecimento …</text:p>
          </table:table-cell>
          <table:table-cell office:value-type="float" office:value="0">
            <text:p>0</text:p>
          </table:table-cell>
          <table:table-cell office:value-type="string">
            <text:p>locoporti.blog.br</text:p>
          </table:table-cell>
          <table:table-cell table:number-columns-repeated="2"/>
          <table:table-cell office:value-type="string">
            <text:p>http://scholar.google.com/scholar?q=related:WIbE-LkaJ6oJ:scholar.google.com/&amp;hl=en&amp;num=100&amp;as_sdt=0,5</text:p>
          </table:table-cell>
          <table:table-cell office:value-type="float" office:value="57">
            <text:p>5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 PESSOA–PB</text:p>
          </table:table-cell>
          <table:table-cell office:value-type="string">
            <text:p>A EDUCAÇÃO AMBIENTAL ATRAVÉS DA TELEVISÃO: UMA COMPARAÇÃO ENTRE O GLOBO ECOLOGIA EO REPÓRTER ECO</text:p>
          </table:table-cell>
          <table:table-cell office:value-type="float" office:value="0">
            <text:p>0</text:p>
          </table:table-cell>
          <table:table-cell office:value-type="string">
            <text:p>ce.ufpb.br</text:p>
          </table:table-cell>
          <table:table-cell table:number-columns-repeated="2"/>
          <table:table-cell office:value-type="string">
            <text:p>http://scholar.google.com/scholar?q=related:arFYAZVcoscJ:scholar.google.com/&amp;hl=en&amp;num=100&amp;as_sdt=0,5</text:p>
          </table:table-cell>
          <table:table-cell office:value-type="float" office:value="108">
            <text:p>10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CP da Costa Júnior</text:p>
          </table:table-cell>
          <table:table-cell office:value-type="string">
            <text:p>XIV Congresso Brasileiro de Sociologia 28 a 31 de julho de 2009, Rio de Janeiro (RJ) Grupo de Trabalho: Cultura, política e memória Políticas de mídia, …</text:p>
          </table:table-cell>
          <table:table-cell office:value-type="float" office:value="0">
            <text:p>0</text:p>
          </table:table-cell>
          <table:table-cell office:value-type="string">
            <text:p>starline.dnsalias.com</text:p>
          </table:table-cell>
          <table:table-cell table:number-columns-repeated="2"/>
          <table:table-cell office:value-type="string">
            <text:p>http://scholar.google.com/scholar?q=related:IrbtOVUGcK4J:scholar.google.com/&amp;hl=en&amp;num=100&amp;as_sdt=0,5</text:p>
          </table:table-cell>
          <table:table-cell office:value-type="float" office:value="12">
            <text:p>1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 Borges…</text:p>
          </table:table-cell>
          <table:table-cell office:value-type="string">
            <text:p>Immersions, recyclage et singularités</text:p>
          </table:table-cell>
          <table:table-cell office:value-type="float" office:value="2008">
            <text:p>2008</text:p>
          </table:table-cell>
          <table:table-cell office:value-type="string">
            <text:p>Multitudes</text:p>
          </table:table-cell>
          <table:table-cell office:value-type="string">
            <text:p>cairn.info</text:p>
          </table:table-cell>
          <table:table-cell office:value-type="string">
            <text:p>http://www.cairn.info/article.php?ID_ARTICLE=MULT_033_0215</text:p>
          </table:table-cell>
          <table:table-cell office:value-type="string">
            <text:p>http://scholar.google.com/scholar?cluster=2917477115720599272&amp;hl=en&amp;num=100&amp;as_sdt=0,5</text:p>
          </table:table-cell>
          <table:table-cell office:value-type="float" office:value="60">
            <text:p>6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 Hora</text:p>
          </table:table-cell>
          <table:table-cell office:value-type="string">
            <text:p>peRSpectIvAS hIStóRIcAS dA ARte_hAcKeAMentO</text:p>
          </table:table-cell>
          <table:table-cell office:value-type="float" office:value="0">
            <text:p>0</text:p>
          </table:table-cell>
          <table:table-cell office:value-type="string">
            <text:p>Suzete Venturelli</text:p>
          </table:table-cell>
          <table:table-cell office:value-type="string">
            <text:p>portais.ufg.br</text:p>
          </table:table-cell>
          <table:table-cell/>
          <table:table-cell office:value-type="string">
            <text:p>http://scholar.google.com/scholar?q=related:n4nlCHHaqhQJ:scholar.google.com/&amp;hl=en&amp;num=100&amp;as_sdt=0,5</text:p>
          </table:table-cell>
          <table:table-cell office:value-type="float" office:value="61">
            <text:p>6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N Vieira, TOR Soares…</text:p>
          </table:table-cell>
          <table:table-cell office:value-type="string">
            <text:p>A Logística Reversa do Lixo Tecnológico: um estudo sobre o projeto de coleta de lâmpadas, pilhas e baterias da BRASKEM</text:p>
          </table:table-cell>
          <table:table-cell office:value-type="float" office:value="2009">
            <text:p>2009</text:p>
          </table:table-cell>
          <table:table-cell office:value-type="string">
            <text:p>Revista de Gestão …</text:p>
          </table:table-cell>
          <table:table-cell office:value-type="string">
            <text:p>gestaosocioambiental.net</text:p>
          </table:table-cell>
          <table:table-cell office:value-type="string">
            <text:p>http://www.gestaosocioambiental.net/ojs/index.php/rgsa/article/view/180</text:p>
          </table:table-cell>
          <table:table-cell office:value-type="string">
            <text:p>http://scholar.google.com/scholar?cluster=635535406935758202&amp;hl=en&amp;num=100&amp;as_sdt=0,5</text:p>
          </table:table-cell>
          <table:table-cell office:value-type="float" office:value="78">
            <text:p>7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FR Brandão</text:p>
          </table:table-cell>
          <table:table-cell office:value-type="string">
            <text:p>O Projeto Casa Brasil para a inclusão digital, social e cultural</text:p>
          </table:table-cell>
          <table:table-cell office:value-type="float" office:value="0">
            <text:p>0</text:p>
          </table:table-cell>
          <table:table-cell office:value-type="string">
            <text:p>arte.unb.br</text:p>
          </table:table-cell>
          <table:table-cell table:number-columns-repeated="2"/>
          <table:table-cell office:value-type="string">
            <text:p>http://scholar.google.com/scholar?q=related:YSf5kI35sEAJ:scholar.google.com/&amp;hl=en&amp;num=100&amp;as_sdt=0,5</text:p>
          </table:table-cell>
          <table:table-cell office:value-type="float" office:value="63">
            <text:p>6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AC Arantes</text:p>
          </table:table-cell>
          <table:table-cell office:value-type="string">
            <text:p>O impacto dos weblogs: geopolítica, compartilhamento e filosofia open source</text:p>
          </table:table-cell>
          <table:table-cell office:value-type="float" office:value="0">
            <text:p>0</text:p>
          </table:table-cell>
          <table:table-cell office:value-type="string">
            <text:p>galaxy.intercom.org.br</text:p>
          </table:table-cell>
          <table:table-cell/>
          <table:table-cell office:value-type="string">
            <text:p>http://galaxy.intercom.org.br:8180/dspace/handle/1904/17852</text:p>
          </table:table-cell>
          <table:table-cell office:value-type="string">
            <text:p>http://scholar.google.com/scholar?q=related:s0PpAuIqeoQJ:scholar.google.com/&amp;hl=en&amp;num=100&amp;as_sdt=0,5</text:p>
          </table:table-cell>
          <table:table-cell office:value-type="float" office:value="64">
            <text:p>6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S BRUNET</text:p>
          </table:table-cell>
          <table:table-cell office:value-type="string">
            <text:p>“Gente (online) que faz”: Network projects in Brazil.</text:p>
          </table:table-cell>
          <table:table-cell office:value-type="float" office:value="2004">
            <text:p>2004</text:p>
          </table:table-cell>
          <table:table-cell office:value-type="string">
            <text:p>… Y GLOBALIZACIÓN Producción del conocimiento para …</text:p>
          </table:table-cell>
          <table:table-cell office:value-type="string">
            <text:p>apecbcn.org</text:p>
          </table:table-cell>
          <table:table-cell/>
          <table:table-cell office:value-type="string">
            <text:p>http://scholar.google.com/scholar?q=related:IRc8gWezoroJ:scholar.google.com/&amp;hl=en&amp;num=100&amp;as_sdt=0,5</text:p>
          </table:table-cell>
          <table:table-cell office:value-type="float" office:value="43">
            <text:p>4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MK Peruzzo</text:p>
          </table:table-cell>
          <table:table-cell office:value-type="string">
            <text:p>Conceitos de comunicação popular, alternativa e comunitária revisitados. Reelaborações no setor1 Concepts of popular, alternative and community …</text:p>
          </table:table-cell>
          <table:table-cell office:value-type="float" office:value="0">
            <text:p>0</text:p>
          </table:table-cell>
          <table:table-cell office:value-type="string">
            <text:p>sabanet.unisabana.edu.co</text:p>
          </table:table-cell>
          <table:table-cell table:number-columns-repeated="2"/>
          <table:table-cell office:value-type="string">
            <text:p>http://scholar.google.com/scholar?q=related:WQwXQAe206kJ:scholar.google.com/&amp;hl=en&amp;num=100&amp;as_sdt=0,5</text:p>
          </table:table-cell>
          <table:table-cell office:value-type="float" office:value="96">
            <text:p>9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DEC DA COMPUTAÇÃO</text:p>
          </table:table-cell>
          <table:table-cell office:value-type="string">
            <text:p>Wagner Maciel Vaz</text:p>
          </table:table-cell>
          <table:table-cell office:value-type="float" office:value="0">
            <text:p>0</text:p>
          </table:table-cell>
          <table:table-cell office:value-type="string">
            <text:p>televisaointerativa.com.br</text:p>
          </table:table-cell>
          <table:table-cell table:number-columns-repeated="2"/>
          <table:table-cell office:value-type="string">
            <text:p>http://scholar.google.com/scholar?q=related:MsG68xPkGTEJ:scholar.google.com/&amp;hl=en&amp;num=100&amp;as_sdt=0,5</text:p>
          </table:table-cell>
          <table:table-cell office:value-type="float" office:value="100">
            <text:p>10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E Tavares, MW Chaia, B Horizonte…</text:p>
          </table:table-cell>
          <table:table-cell office:value-type="string">
            <text:p>CONHECIMENTOS LIVRES E NOVAS DINÂMICAS POLÍTICAS: O SIGNIFICADO DO COLETIVO METARECICLAGEM</text:p>
          </table:table-cell>
          <table:table-cell office:value-type="float" office:value="0">
            <text:p>0</text:p>
          </table:table-cell>
          <table:table-cell office:value-type="string">
            <text:p>fafich.ufmg.br</text:p>
          </table:table-cell>
          <table:table-cell table:number-columns-repeated="2"/>
          <table:table-cell office:value-type="string">
            <text:p>http://scholar.google.com/scholar?q=related:WczPMnih24UJ:scholar.google.com/&amp;hl=en&amp;num=100&amp;as_sdt=0,5</text:p>
          </table:table-cell>
          <table:table-cell office:value-type="float" office:value="2">
            <text:p>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 Hernández…</text:p>
          </table:table-cell>
          <table:table-cell office:value-type="string">
            <text:p>Lixo Eletrônico</text:p>
          </table:table-cell>
          <table:table-cell office:value-type="float" office:value="0">
            <text:p>0</text:p>
          </table:table-cell>
          <table:table-cell office:value-type="string">
            <text:p>dialnet.unirioja.es</text:p>
          </table:table-cell>
          <table:table-cell/>
          <table:table-cell office:value-type="string">
            <text:p>http://dialnet.unirioja.es/servlet/dcart?info=link&amp;codigo=3338761&amp;orden=274743</text:p>
          </table:table-cell>
          <table:table-cell office:value-type="string">
            <text:p>http://74.125.155.132/scholar?q=cache:A95Y8e9LZ5EJ:scholar.google.com/+metareciclagem&amp;hl=en&amp;num=100&amp;as_sdt=0,5</text:p>
          </table:table-cell>
          <table:table-cell office:value-type="float" office:value="39">
            <text:p>3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D de Siqueira…</text:p>
          </table:table-cell>
          <table:table-cell office:value-type="string">
            <text:p>Turismo, cultura e lazer: significado e usos sociais do Parque do Museu Mariano Procópio</text:p>
          </table:table-cell>
          <table:table-cell office:value-type="float" office:value="0">
            <text:p>0</text:p>
          </table:table-cell>
          <table:table-cell office:value-type="string">
            <text:p>LITERATURA E CIDADE</text:p>
          </table:table-cell>
          <table:table-cell office:value-type="string">
            <text:p>contemporanea.uerj.br</text:p>
          </table:table-cell>
          <table:table-cell/>
          <table:table-cell office:value-type="string">
            <text:p>http://scholar.google.com/scholar?q=related:ot6YLSPsaKoJ:scholar.google.com/&amp;hl=en&amp;num=100&amp;as_sdt=0,5</text:p>
          </table:table-cell>
          <table:table-cell office:value-type="float" office:value="99">
            <text:p>9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N Vieira, TOR Soares…</text:p>
          </table:table-cell>
          <table:table-cell office:value-type="string">
            <text:p>RGSA–Revista de Gestão Social e Ambiental Set.-Dez. 2009, V. 3, Nº. 3, p. 120-136 www. gestaosocioambiental. net A LOGÍSTICA REVERSA DO LIXO …</text:p>
          </table:table-cell>
          <table:table-cell office:value-type="float" office:value="0">
            <text:p>0</text:p>
          </table:table-cell>
          <table:table-cell office:value-type="string">
            <text:p>gestaosocioambiental.net</text:p>
          </table:table-cell>
          <table:table-cell table:number-columns-repeated="2"/>
          <table:table-cell office:value-type="string">
            <text:p>http://74.125.155.132/scholar?q=cache:JmKUwO8YZYkJ:scholar.google.com/+metareciclagem&amp;hl=en&amp;num=100&amp;as_sdt=0,5</text:p>
          </table:table-cell>
          <table:table-cell office:value-type="float" office:value="77">
            <text:p>7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 Sluis</text:p>
          </table:table-cell>
          <table:table-cell office:value-type="string">
            <text:p>Amazonian Geeks and Social Activism</text:p>
          </table:table-cell>
          <table:table-cell office:value-type="float" office:value="0">
            <text:p>0</text:p>
          </table:table-cell>
          <table:table-cell office:value-type="string">
            <text:p>microsites.oii.ox.ac.uk</text:p>
          </table:table-cell>
          <table:table-cell table:number-columns-repeated="2"/>
          <table:table-cell office:value-type="string">
            <text:p>http://scholar.google.com/scholar?q=related:2Z3tCi0PdDEJ:scholar.google.com/&amp;hl=en&amp;num=100&amp;as_sdt=0,5</text:p>
          </table:table-cell>
          <table:table-cell office:value-type="float" office:value="40">
            <text:p>4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 Dimantas</text:p>
          </table:table-cell>
          <table:table-cell office:value-type="string">
            <text:p>ZONA DE COLABORAÇÃO: descentralização, apropriação e replicação das tecnologias da informação e comunicação no MetaReciclagem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ttp://scholar.google.com/scholar?q=related:L922O_7feCgJ:scholar.google.com/&amp;hl=en&amp;num=100&amp;as_sdt=0,5</text:p>
          </table:table-cell>
          <table:table-cell office:value-type="float" office:value="3">
            <text:p>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 Lima…</text:p>
          </table:table-cell>
          <table:table-cell office:value-type="string">
            <text:p>Contemporanea-Journal of Communication and Culture, Vol. 5 (2007)</text:p>
          </table:table-cell>
          <table:table-cell office:value-type="float" office:value="2007">
            <text:p>2007</text:p>
          </table:table-cell>
          <table:table-cell office:value-type="string">
            <text:p>revcom.portcom.intercom.org.br</text:p>
          </table:table-cell>
          <table:table-cell/>
          <table:table-cell office:value-type="string">
            <text:p>http://revcom.portcom.intercom.org.br/index.php/contemporanea/article/viewArticle/4340</text:p>
          </table:table-cell>
          <table:table-cell office:value-type="string">
            <text:p>http://scholar.google.com/scholar?q=related:kfV4nc6sUJIJ:scholar.google.com/&amp;hl=en&amp;num=100&amp;as_sdt=0,5</text:p>
          </table:table-cell>
          <table:table-cell office:value-type="float" office:value="45">
            <text:p>4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LC Pedrosa…</text:p>
          </table:table-cell>
          <table:table-cell office:value-type="string">
            <text:p>Projeto Dissonante: faça-rádio-web-você-mesmo: uma experiência de comunicação livre</text:p>
          </table:table-cell>
          <table:table-cell office:value-type="float" office:value="2011">
            <text:p>2011</text:p>
          </table:table-cell>
          <table:table-cell/>
          <table:table-cell office:value-type="string">
            <text:p>bdm.bce.unb.br</text:p>
          </table:table-cell>
          <table:table-cell office:value-type="string">
            <text:p>http://bdm.bce.unb.br/handle/10483/1719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 van der Velden</text:p>
          </table:table-cell>
          <table:table-cell office:value-type="string">
            <text:p>Cognitive Justice</text:p>
          </table:table-cell>
          <table:table-cell office:value-type="float" office:value="2005">
            <text:p>2005</text:p>
          </table:table-cell>
          <table:table-cell office:value-type="string">
            <text:p>Incommunicado reader</text:p>
          </table:table-cell>
          <table:table-cell office:value-type="string">
            <text:p>books.google.com</text:p>
          </table:table-cell>
          <table:table-cell office:value-type="string">
            <text:p>http://books.google.com/books?hl=en&amp;lr=&amp;id=F6sUp-kPFzwC&amp;oi=fnd&amp;pg=PA165&amp;dq=metareciclagem&amp;ots=eC8iKkysB-&amp;sig=V41701yLGB0KvXBj7TWLyNz5HFY</text:p>
          </table:table-cell>
          <table:table-cell office:value-type="string">
            <text:p>http://scholar.google.com/scholar?q=related:1QviGIeaHzMJ:scholar.google.com/&amp;hl=en&amp;num=100&amp;as_sdt=0,5</text:p>
          </table:table-cell>
          <table:table-cell office:value-type="float" office:value="76">
            <text:p>7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LM Scalco</text:p>
          </table:table-cell>
          <table:table-cell office:value-type="string">
            <text:p>Fazendo Gênero 8-Corpo, Violência e Poder</text:p>
          </table:table-cell>
          <table:table-cell office:value-type="float" office:value="0">
            <text:p>0</text:p>
          </table:table-cell>
          <table:table-cell office:value-type="string">
            <text:p>fazendogenero.ufsc.br</text:p>
          </table:table-cell>
          <table:table-cell table:number-columns-repeated="2"/>
          <table:table-cell office:value-type="string">
            <text:p>http://scholar.google.com/scholar?q=related:gCtVCQiRZEQJ:scholar.google.com/&amp;hl=en&amp;num=100&amp;as_sdt=0,5</text:p>
          </table:table-cell>
          <table:table-cell office:value-type="float" office:value="18">
            <text:p>1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 Dimantas</text:p>
          </table:table-cell>
          <table:table-cell office:value-type="string">
            <text:p>As Zonas de Colaboração METARECICLAGEM</text:p>
          </table:table-cell>
          <table:table-cell office:value-type="float" office:value="0">
            <text:p>0</text:p>
          </table:table-cell>
          <table:table-cell office:value-type="string">
            <text:p>teses.usp.br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I Realities</text:p>
          </table:table-cell>
          <table:table-cell office:value-type="string">
            <text:p>Latin American Forum II: Current Media Art Practice/Curators and Organisers</text:p>
          </table:table-cell>
          <table:table-cell office:value-type="float" office:value="0">
            <text:p>0</text:p>
          </table:table-cell>
          <table:table-cell office:value-type="string">
            <text:p>ISEA2010 RUHR</text:p>
          </table:table-cell>
          <table:table-cell office:value-type="string">
            <text:p>isea2010ruhr.org</text:p>
          </table:table-cell>
          <table:table-cell/>
          <table:table-cell office:value-type="string">
            <text:p>http://scholar.google.com/scholar?q=related:UVZhUPcKu0IJ:scholar.google.com/&amp;hl=en&amp;num=100&amp;as_sdt=0,5</text:p>
          </table:table-cell>
          <table:table-cell office:value-type="float" office:value="79">
            <text:p>7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C da Silva</text:p>
          </table:table-cell>
          <table:table-cell office:value-type="string">
            <text:p>ESTUDO DA LOGÍSTICA REVERSA PÓS-CONSUMO DE PRODUTOS ELETRÔNICOS</text:p>
          </table:table-cell>
          <table:table-cell office:value-type="float" office:value="2010">
            <text:p>2010</text:p>
          </table:table-cell>
          <table:table-cell/>
          <table:table-cell office:value-type="float" office:value="200255167162">
            <text:p>200255167162</text:p>
          </table:table-cell>
          <table:table-cell/>
          <table:table-cell office:value-type="string">
            <text:p>http://scholar.google.com/scholar?q=related:qLgAWOAoJpwJ:scholar.google.com/&amp;hl=en&amp;num=100&amp;as_sdt=0,5</text:p>
          </table:table-cell>
          <table:table-cell office:value-type="float" office:value="80">
            <text:p>8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JM DE CARVALHO, DASP RIBEIRO</text:p>
          </table:table-cell>
          <table:table-cell office:value-type="string">
            <text:p>La ciudadanía online: de las iniciativas de inclusión a los desafíos de la gerencia</text:p>
          </table:table-cell>
          <table:table-cell office:value-type="float" office:value="2011">
            <text:p>2011</text:p>
          </table:table-cell>
          <table:table-cell office:value-type="string">
            <text:p>Redes. com</text:p>
          </table:table-cell>
          <table:table-cell office:value-type="string">
            <text:p>revista-redes.com</text:p>
          </table:table-cell>
          <table:table-cell office:value-type="string">
            <text:p>http://revista-redes.com/ojs/index.php/Redes-com/article/view/122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ICP Capobianco…</text:p>
          </table:table-cell>
          <table:table-cell office:value-type="string">
            <text:p>Habitação e mídias integradas: interfaces para comunicação intra-grupo</text:p>
          </table:table-cell>
          <table:table-cell office:value-type="float" office:value="0">
            <text:p>0</text:p>
          </table:table-cell>
          <table:table-cell office:value-type="string">
            <text:p>nomads.usp.br</text:p>
          </table:table-cell>
          <table:table-cell table:number-columns-repeated="2"/>
          <table:table-cell office:value-type="string">
            <text:p>http://74.125.155.132/scholar?q=cache:fuSrN4O_JCwJ:scholar.google.com/+metareciclagem&amp;hl=en&amp;num=100&amp;as_sdt=0,5</text:p>
          </table:table-cell>
          <table:table-cell office:value-type="float" office:value="51">
            <text:p>5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J Fonseca Hernández…</text:p>
          </table:table-cell>
          <table:table-cell office:value-type="string">
            <text:p>Notes from the field</text:p>
          </table:table-cell>
          <table:table-cell office:value-type="float" office:value="0">
            <text:p>0</text:p>
          </table:table-cell>
          <table:table-cell office:value-type="string">
            <text:p>dialnet.unirioja.es</text:p>
          </table:table-cell>
          <table:table-cell table:number-columns-repeated="2"/>
          <table:table-cell office:value-type="string">
            <text:p>http://74.125.155.132/scholar?q=cache:HLPnCZ1IiWsJ:scholar.google.com/+metareciclagem&amp;hl=en&amp;num=100&amp;as_sdt=0,5</text:p>
          </table:table-cell>
          <table:table-cell office:value-type="float" office:value="20">
            <text:p>2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H Dimantas</text:p>
          </table:table-cell>
          <table:table-cell office:value-type="string">
            <text:p>Zona de colaboração: um modelo descentralizado de apropriação e replicação das tecnologias da informação e comunicação no MetaReciclagem</text:p>
          </table:table-cell>
          <table:table-cell office:value-type="float" office:value="2009">
            <text:p>2009</text:p>
          </table:table-cell>
          <table:table-cell office:value-type="string">
            <text:p>Rumores-Revista de Comunicação, …</text:p>
          </table:table-cell>
          <table:table-cell office:value-type="string">
            <text:p>revistas.univerciencia.org</text:p>
          </table:table-cell>
          <table:table-cell office:value-type="string">
            <text:p>http://revistas.univerciencia.org/index.php/rumores/article/view/6568</text:p>
          </table:table-cell>
          <table:table-cell office:value-type="string">
            <text:p>http://scholar.google.com/scholar?q=related:X_0J8-BjSD8J:scholar.google.com/&amp;hl=en&amp;num=100&amp;as_sdt=0,5</text:p>
          </table:table-cell>
          <table:table-cell office:value-type="float" office:value="5">
            <text:p>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 Pullens</text:p>
          </table:table-cell>
          <table:table-cell office:value-type="string">
            <text:p>Migration Management</text:p>
          </table:table-cell>
          <table:table-cell office:value-type="float" office:value="2005">
            <text:p>2005</text:p>
          </table:table-cell>
          <table:table-cell office:value-type="string">
            <text:p>Incommunicado reader</text:p>
          </table:table-cell>
          <table:table-cell office:value-type="string">
            <text:p>books.google.com</text:p>
          </table:table-cell>
          <table:table-cell office:value-type="string">
            <text:p>http://books.google.com/books?hl=en&amp;lr=&amp;id=F6sUp-kPFzwC&amp;oi=fnd&amp;pg=PA68&amp;dq=metareciclagem&amp;ots=eC8iKkysB-&amp;sig=2gMmPMGb4RAXdmkiDx47-xqnsEk</text:p>
          </table:table-cell>
          <table:table-cell office:value-type="string">
            <text:p>http://scholar.google.com/scholar?q=related:PlIqJVdRMZUJ:scholar.google.com/&amp;hl=en&amp;num=100&amp;as_sdt=0,5</text:p>
          </table:table-cell>
          <table:table-cell office:value-type="float" office:value="85">
            <text:p>8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 FOSTER</text:p>
          </table:table-cell>
          <table:table-cell office:value-type="string">
            <text:p>ICT'S AND INFORMAL LEARNING IN THE SOUTH</text:p>
          </table:table-cell>
          <table:table-cell office:value-type="float" office:value="2008">
            <text:p>2008</text:p>
          </table:table-cell>
          <table:table-cell/>
          <table:table-cell office:value-type="string">
            <text:p>cgfoz.co.uk</text:p>
          </table:table-cell>
          <table:table-cell/>
          <table:table-cell office:value-type="string">
            <text:p>http://scholar.google.com/scholar?q=related:IHdbBsqIeLkJ:scholar.google.com/&amp;hl=en&amp;num=100&amp;as_sdt=0,5</text:p>
          </table:table-cell>
          <table:table-cell office:value-type="float" office:value="110">
            <text:p>11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RA PARAÍSO, TOR Soares…</text:p>
          </table:table-cell>
          <table:table-cell office:value-type="string">
            <text:p>Desafios e Práticas para a Inserção da Tecnologia da Informação Verde nas Empresas Baianas: um estudo sob a perspectiva dos profissionais de Tecnologia da …</text:p>
          </table:table-cell>
          <table:table-cell office:value-type="float" office:value="2009">
            <text:p>2009</text:p>
          </table:table-cell>
          <table:table-cell office:value-type="string">
            <text:p>Revista de Gestão …</text:p>
          </table:table-cell>
          <table:table-cell office:value-type="string">
            <text:p>gestaosocioambiental.net</text:p>
          </table:table-cell>
          <table:table-cell office:value-type="string">
            <text:p>http://www.gestaosocioambiental.net/ojs/index.php/rgsa/article/view/178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 Poell</text:p>
          </table:table-cell>
          <table:table-cell office:value-type="string">
            <text:p>Amazonian Geeks and Social Activism</text:p>
          </table:table-cell>
          <table:table-cell office:value-type="float" office:value="0">
            <text:p>0</text:p>
          </table:table-cell>
          <table:table-cell office:value-type="string">
            <text:p>mastersofmedia.hum.uva.nl</text:p>
          </table:table-cell>
          <table:table-cell table:number-columns-repeated="2"/>
          <table:table-cell office:value-type="string">
            <text:p>http://scholar.google.com/scholar?q=related:72fyCs8qN2YJ:scholar.google.com/&amp;hl=en&amp;num=100&amp;as_sdt=0,5</text:p>
          </table:table-cell>
          <table:table-cell office:value-type="float" office:value="88">
            <text:p>8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O Knowledge</text:p>
          </table:table-cell>
          <table:table-cell office:value-type="string">
            <text:p>Blearning y nuevas dinámicas online/offline</text:p>
          </table:table-cell>
          <table:table-cell office:value-type="float" office:value="0">
            <text:p>0</text:p>
          </table:table-cell>
          <table:table-cell office:value-type="string">
            <text:p>dialnet.unirioja.es</text:p>
          </table:table-cell>
          <table:table-cell table:number-columns-repeated="2"/>
          <table:table-cell office:value-type="string">
            <text:p>http://74.125.155.132/scholar?q=cache:rFsHKKs2ZMkJ:scholar.google.com/+metareciclagem&amp;hl=en&amp;num=100&amp;as_sdt=0,5</text:p>
          </table:table-cell>
          <table:table-cell office:value-type="float" office:value="89">
            <text:p>8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 Hora</text:p>
          </table:table-cell>
          <table:table-cell office:value-type="string">
            <text:p>Estética relacional e reprogramação tecnológica da arte hacktivista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http://scholar.google.com/scholar?q=related:XDPH7HACjNAJ:scholar.google.com/&amp;hl=en&amp;num=100&amp;as_sdt=0,5</text:p>
          </table:table-cell>
          <table:table-cell office:value-type="float" office:value="38">
            <text:p>3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 Guzzi, H Dimantas…</text:p>
          </table:table-cell>
          <table:table-cell office:value-type="string">
            <text:p>Prof. Titular do Dep. de Biblioteconomia e Documentação e do Programa de Pós-Graduação em Ciência da Comunicação da Escola de Comunicações e Artes …</text:p>
          </table:table-cell>
          <table:table-cell office:value-type="float" office:value="0">
            <text:p>0</text:p>
          </table:table-cell>
          <table:table-cell office:value-type="string">
            <text:p>LOGOS</text:p>
          </table:table-cell>
          <table:table-cell office:value-type="string">
            <text:p>logos.uerj.br</text:p>
          </table:table-cell>
          <table:table-cell/>
          <table:table-cell office:value-type="string">
            <text:p>http://scholar.google.com/scholar?q=related:AIN8rrZGpMoJ:scholar.google.com/&amp;hl=en&amp;num=100&amp;as_sdt=0,5</text:p>
          </table:table-cell>
          <table:table-cell office:value-type="float" office:value="37">
            <text:p>3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 ROSAS</text:p>
          </table:table-cell>
          <table:table-cell office:value-type="string">
            <text:p>The Revenge of Low-tech</text:p>
          </table:table-cell>
          <table:table-cell office:value-type="float" office:value="2004">
            <text:p>2004</text:p>
          </table:table-cell>
          <table:table-cell office:value-type="string">
            <text:p>Crisis, Media</text:p>
          </table:table-cell>
          <table:table-cell office:value-type="string">
            <text:p>sarai.net</text:p>
          </table:table-cell>
          <table:table-cell/>
          <table:table-cell office:value-type="string">
            <text:p>http://74.125.155.132/scholar?q=cache:TTq-iudQ6sYJ:scholar.google.com/+metareciclagem&amp;hl=en&amp;num=100&amp;as_sdt=0,5</text:p>
          </table:table-cell>
          <table:table-cell office:value-type="float" office:value="73">
            <text:p>7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TM Bruta…</text:p>
          </table:table-cell>
          <table:table-cell office:value-type="string">
            <text:p>ANEXO 3: Matriz Bruta de Análise Temática e Categorização</text:p>
          </table:table-cell>
          <table:table-cell office:value-type="float" office:value="0">
            <text:p>0</text:p>
          </table:table-cell>
          <table:table-cell office:value-type="string">
            <text:p>teses.usp.br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M Santini</text:p>
          </table:table-cell>
          <table:table-cell office:value-type="string">
            <text:p>Clóvis Ricardo Montenegro de Lima</text:p>
          </table:table-cell>
          <table:table-cell office:value-type="float" office:value="0">
            <text:p>0</text:p>
          </table:table-cell>
          <table:table-cell office:value-type="string">
            <text:p>CEP</text:p>
          </table:table-cell>
          <table:table-cell office:value-type="string">
            <text:p>ibict.phlnet.com.br</text:p>
          </table:table-cell>
          <table:table-cell/>
          <table:table-cell office:value-type="string">
            <text:p>http://scholar.google.com/scholar?q=related:aJ-ipR0zKYIJ:scholar.google.com/&amp;hl=en&amp;num=100&amp;as_sdt=0,5</text:p>
          </table:table-cell>
          <table:table-cell office:value-type="float" office:value="98">
            <text:p>9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 FOSTER</text:p>
          </table:table-cell>
          <table:table-cell office:value-type="string">
            <text:p>Development Informatics</text:p>
          </table:table-cell>
          <table:table-cell office:value-type="float" office:value="0">
            <text:p>0</text:p>
          </table:table-cell>
          <table:table-cell office:value-type="string">
            <text:p>sed.manchester.ac.uk</text:p>
          </table:table-cell>
          <table:table-cell table:number-columns-repeated="2"/>
          <table:table-cell office:value-type="string">
            <text:p>http://scholar.google.com/scholar?q=related:UG9pNjtmwGcJ:scholar.google.com/&amp;hl=en&amp;num=100&amp;as_sdt=0,5</text:p>
          </table:table-cell>
          <table:table-cell office:value-type="float" office:value="95">
            <text:p>9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B COSTA</text:p>
          </table:table-cell>
          <table:table-cell office:value-type="string">
            <text:p>Mídias livres: reflexões sobre a intervenção social na contemporaneidade1</text:p>
          </table:table-cell>
          <table:table-cell office:value-type="float" office:value="0">
            <text:p>0</text:p>
          </table:table-cell>
          <table:table-cell office:value-type="string">
            <text:p>intercom.org.br</text:p>
          </table:table-cell>
          <table:table-cell table:number-columns-repeated="2"/>
          <table:table-cell office:value-type="string">
            <text:p>http://74.125.155.132/scholar?q=cache:iyd4gerwArYJ:scholar.google.com/+metareciclagem&amp;hl=en&amp;num=100&amp;as_sdt=0,5</text:p>
          </table:table-cell>
          <table:table-cell office:value-type="float" office:value="72">
            <text:p>7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 Fonseca</text:p>
          </table:table-cell>
          <table:table-cell office:value-type="string">
            <text:p>Lixo Eletrônico</text:p>
          </table:table-cell>
          <table:table-cell office:value-type="float" office:value="0">
            <text:p>0</text:p>
          </table:table-cell>
          <table:table-cell office:value-type="string">
            <text:p>dialnet.unirioja.es</text:p>
          </table:table-cell>
          <table:table-cell/>
          <table:table-cell office:value-type="string">
            <text:p>http://dialnet.unirioja.es/servlet/articulo?codigo=3338761&amp;orden=274743&amp;info=link</text:p>
          </table:table-cell>
          <table:table-cell office:value-type="string">
            <text:p>http://74.125.155.132/scholar?q=cache:7zgmb3H3U9sJ:scholar.google.com/+metareciclagem&amp;hl=en&amp;num=100&amp;as_sdt=0,5</text:p>
          </table:table-cell>
          <table:table-cell office:value-type="float" office:value="35">
            <text:p>3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 Passani</text:p>
          </table:table-cell>
          <table:table-cell office:value-type="string">
            <text:p>1The territorial Prospective</text:p>
          </table:table-cell>
          <table:table-cell office:value-type="float" office:value="0">
            <text:p>0</text:p>
          </table:table-cell>
          <table:table-cell office:value-type="string">
            <text:p>digital-ecosystems.org</text:p>
          </table:table-cell>
          <table:table-cell table:number-columns-repeated="2"/>
          <table:table-cell office:value-type="string">
            <text:p>http://scholar.google.com/scholar?q=related:kIyMACdVmWsJ:scholar.google.com/&amp;hl=en&amp;num=100&amp;as_sdt=0,5</text:p>
          </table:table-cell>
          <table:table-cell office:value-type="float" office:value="107">
            <text:p>10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 Carrapatoso</text:p>
          </table:table-cell>
          <table:table-cell office:value-type="string">
            <text:p>A Arte do Cibridismo</text:p>
          </table:table-cell>
          <table:table-cell office:value-type="float" office:value="0">
            <text:p>0</text:p>
          </table:table-cell>
          <table:table-cell office:value-type="string">
            <text:p>artedocibridismo.veredas.net</text:p>
          </table:table-cell>
          <table:table-cell table:number-columns-repeated="2"/>
          <table:table-cell office:value-type="string">
            <text:p>http://scholar.google.com/scholar?q=related:bNbMAoz7EiUJ:scholar.google.com/&amp;hl=en&amp;num=100&amp;as_sdt=0,5</text:p>
          </table:table-cell>
          <table:table-cell office:value-type="float" office:value="104">
            <text:p>10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TS Chan</text:p>
          </table:table-cell>
          <table:table-cell office:value-type="string">
            <text:p>New Hampshire University at Manchester, New Hampshire, USA. He holds a EdD from Texas Tech University, and MSCS from the University of Southern …</text:p>
          </table:table-cell>
          <table:table-cell office:value-type="float" office:value="2007">
            <text:p>2007</text:p>
          </table:table-cell>
          <table:table-cell office:value-type="string">
            <text:p>Information Resources Management</text:p>
          </table:table-cell>
          <table:table-cell office:value-type="string">
            <text:p>exilim.osu.cctpu.edu.ru</text:p>
          </table:table-cell>
          <table:table-cell/>
          <table:table-cell office:value-type="string">
            <text:p>http://74.125.155.132/scholar?q=cache:uT7UjjmAV2gJ:scholar.google.com/+metareciclagem&amp;hl=en&amp;num=100&amp;as_sdt=0,5</text:p>
          </table:table-cell>
          <table:table-cell office:value-type="float" office:value="69">
            <text:p>69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L Martins</text:p>
          </table:table-cell>
          <table:table-cell office:value-type="string">
            <text:p>Metodologia de Trabalho Projeto MetaReciclagem</text:p>
          </table:table-cell>
          <table:table-cell office:value-type="float" office:value="0">
            <text:p>0</text:p>
          </table:table-cell>
          <table:table-cell office:value-type="string">
            <text:p>rede.metareciclagem.org</text:p>
          </table:table-cell>
          <table:table-cell table:number-columns-repeated="2"/>
          <table:table-cell office:value-type="string">
            <text:p>http://scholar.google.com/scholar?q=related:CUFeWSo0ZLkJ:scholar.google.com/&amp;hl=en&amp;num=100&amp;as_sdt=0,5</text:p>
          </table:table-cell>
          <table:table-cell office:value-type="float" office:value="4">
            <text:p>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C CONTEMPORÂNEAS…</text:p>
          </table:table-cell>
          <table:table-cell office:value-type="string">
            <text:p>COMUNICAÇÃO, NOVAS TECNOLOGIAS E INCLUSÃO DIGITAL</text:p>
          </table:table-cell>
          <table:table-cell office:value-type="float" office:value="0">
            <text:p>0</text:p>
          </table:table-cell>
          <table:table-cell office:value-type="string">
            <text:p>serv01.informacao.andi.org.br</text:p>
          </table:table-cell>
          <table:table-cell table:number-columns-repeated="2"/>
          <table:table-cell office:value-type="string">
            <text:p>http://scholar.google.com/scholar?q=related:cvQJ77jutJgJ:scholar.google.com/&amp;hl=en&amp;num=100&amp;as_sdt=0,5</text:p>
          </table:table-cell>
          <table:table-cell office:value-type="float" office:value="101">
            <text:p>10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PG em Arte</text:p>
          </table:table-cell>
          <table:table-cell office:value-type="string">
            <text:p>diferença, dissenso e reprogramabilidade tecnológica</text:p>
          </table:table-cell>
          <table:table-cell office:value-type="float" office:value="0">
            <text:p>0</text:p>
          </table:table-cell>
          <table:table-cell office:value-type="string">
            <text:p>bdtd.bce.unb.br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DDESN HORA</text:p>
          </table:table-cell>
          <table:table-cell office:value-type="string">
            <text:p>dissenso tecnológico nas artes, no pensamento e em outros arranjos contemporâneos</text:p>
          </table:table-cell>
          <table:table-cell office:value-type="float" office:value="0">
            <text:p>0</text:p>
          </table:table-cell>
          <table:table-cell office:value-type="string">
            <text:p>rede.metareciclagem.org</text:p>
          </table:table-cell>
          <table:table-cell table:number-columns-repeated="2"/>
          <table:table-cell office:value-type="string">
            <text:p>http://scholar.google.com/scholar?q=related:2E0-t8BsVF0J:scholar.google.com/&amp;hl=en&amp;num=100&amp;as_sdt=0,5</text:p>
          </table:table-cell>
          <table:table-cell office:value-type="float" office:value="67">
            <text:p>6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B Rodrigues</text:p>
          </table:table-cell>
          <table:table-cell office:value-type="string">
            <text:p>Universidade de Brasılia Instituto de Ciências Exatas Departamento de Ciência da Computaçao</text:p>
          </table:table-cell>
          <table:table-cell office:value-type="float" office:value="0">
            <text:p>0</text:p>
          </table:table-cell>
          <table:table-cell office:value-type="string">
            <text:p>CEP</text:p>
          </table:table-cell>
          <table:table-cell office:value-type="string">
            <text:p>monografias.cic.unb.br</text:p>
          </table:table-cell>
          <table:table-cell office:value-type="string">
            <text:p>http://monografias.cic.unb.br/dspace/handle/123456789/126</text:p>
          </table:table-cell>
          <table:table-cell office:value-type="string">
            <text:p>http://scholar.google.com/scholar?q=related:MAgxtVXq9DMJ:scholar.google.com/&amp;hl=en&amp;num=100&amp;as_sdt=0,5</text:p>
          </table:table-cell>
          <table:table-cell office:value-type="float" office:value="17">
            <text:p>1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G Beiguelman</text:p>
          </table:table-cell>
          <table:table-cell office:value-type="string">
            <text:p>Technophagic Emergence</text:p>
          </table:table-cell>
          <table:table-cell office:value-type="float" office:value="0">
            <text:p>0</text:p>
          </table:table-cell>
          <table:table-cell office:value-type="string">
            <text:p>desvirtual.com</text:p>
          </table:table-cell>
          <table:table-cell table:number-columns-repeated="2"/>
          <table:table-cell office:value-type="string">
            <text:p>http://scholar.google.com/scholar?q=related:tgK1rLNyjEkJ:scholar.google.com/&amp;hl=en&amp;num=100&amp;as_sdt=0,5</text:p>
          </table:table-cell>
          <table:table-cell office:value-type="float" office:value="54">
            <text:p>54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RAOUA NEGAM</text:p>
          </table:table-cell>
          <table:table-cell office:value-type="string">
            <text:p>" É LIXO PRA QUEM TEM; PRA QUEM NÃO TEM, É COMPUTADOR". SEU FERREIRA (DO VÍDEO PERIFÉRICOS DE PROCESSAMENTO)</text:p>
          </table:table-cell>
          <table:table-cell office:value-type="float" office:value="0">
            <text:p>0</text:p>
          </table:table-cell>
          <table:table-cell office:value-type="string">
            <text:p>mutgamb.org</text:p>
          </table:table-cell>
          <table:table-cell table:number-columns-repeated="2"/>
          <table:table-cell office:value-type="string">
            <text:p>http://scholar.google.com/scholar?q=related:EY36xPcVqgoJ:scholar.google.com/&amp;hl=en&amp;num=100&amp;as_sdt=0,5</text:p>
          </table:table-cell>
          <table:table-cell office:value-type="float" office:value="65">
            <text:p>65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KS Brunet…</text:p>
          </table:table-cell>
          <table:table-cell office:value-type="string">
            <text:p>Ciberfeminismo, LabDebug e práticas artísticas1</text:p>
          </table:table-cell>
          <table:table-cell office:value-type="float" office:value="0">
            <text:p>0</text:p>
          </table:table-cell>
          <table:table-cell office:value-type="string">
            <text:p>karlabru.net</text:p>
          </table:table-cell>
          <table:table-cell table:number-columns-repeated="2"/>
          <table:table-cell office:value-type="string">
            <text:p>http://scholar.google.com/scholar?q=related:erD8KJWiRVAJ:scholar.google.com/&amp;hl=en&amp;num=100&amp;as_sdt=0,5</text:p>
          </table:table-cell>
          <table:table-cell office:value-type="float" office:value="8">
            <text:p>8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FM Borges</text:p>
          </table:table-cell>
          <table:table-cell office:value-type="string">
            <text:p>Domínios do Demasiado</text:p>
          </table:table-cell>
          <table:table-cell office:value-type="float" office:value="2006">
            <text:p>2006</text:p>
          </table:table-cell>
          <table:table-cell/>
          <table:table-cell office:value-type="string">
            <text:p>sapientia.pucsp.br</text:p>
          </table:table-cell>
          <table:table-cell/>
          <table:table-cell office:value-type="string">
            <text:p>http://scholar.google.com/scholar?q=related:YsQC7akmFSoJ:scholar.google.com/&amp;hl=en&amp;num=100&amp;as_sdt=0,5</text:p>
          </table:table-cell>
          <table:table-cell office:value-type="float" office:value="111">
            <text:p>111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CRM de Lima, RM Santini</text:p>
          </table:table-cell>
          <table:table-cell office:value-type="string">
            <text:p>Produção colaborativa na sociedade da informação</text:p>
          </table:table-cell>
          <table:table-cell office:value-type="float" office:value="0">
            <text:p>0</text:p>
          </table:table-cell>
          <table:table-cell office:value-type="string">
            <text:p>books.google.com</text:p>
          </table:table-cell>
          <table:table-cell table:number-columns-repeated="2"/>
          <table:table-cell office:value-type="string">
            <text:p>http://scholar.google.com/scholar?q=related:XBgld6b96zAJ:scholar.google.com/&amp;hl=en&amp;num=100&amp;as_sdt=0,5</text:p>
          </table:table-cell>
          <table:table-cell office:value-type="float" office:value="97">
            <text:p>97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AM Oliari</text:p>
          </table:table-cell>
          <table:table-cell office:value-type="string">
            <text:p>A INTERVENÇÃO DO SERVIÇO SOCIAL JUNTO AOS CURSOS DE CAPACITAÇÃO PROFISSIONAL DO CENTRO SOCIAL MARISTA SANTA MARTA: UMA …</text:p>
          </table:table-cell>
          <table:table-cell office:value-type="float" office:value="0">
            <text:p>0</text:p>
          </table:table-cell>
          <table:table-cell office:value-type="string">
            <text:p>unifra.br</text:p>
          </table:table-cell>
          <table:table-cell table:number-columns-repeated="2"/>
          <table:table-cell office:value-type="string">
            <text:p>http://scholar.google.com/scholar?q=related:Lbr9xuTp7xkJ:scholar.google.com/&amp;hl=en&amp;num=100&amp;as_sdt=0,5</text:p>
          </table:table-cell>
          <table:table-cell office:value-type="float" office:value="93">
            <text:p>93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ER Kirchof, JP Pooli, CF Rocha…</text:p>
          </table:table-cell>
          <table:table-cell office:value-type="string">
            <text:p>Internet, tecnologias digitais e estilos de vida</text:p>
          </table:table-cell>
          <table:table-cell office:value-type="float" office:value="0">
            <text:p>0</text:p>
          </table:table-cell>
          <table:table-cell office:value-type="string">
            <text:p>dialnet.unirioja.es</text:p>
          </table:table-cell>
          <table:table-cell table:number-columns-repeated="2"/>
          <table:table-cell office:value-type="string">
            <text:p>http://74.125.155.132/scholar?q=cache:sCyPwDGm8KYJ:scholar.google.com/+metareciclagem&amp;hl=en&amp;num=100&amp;as_sdt=0,5</text:p>
          </table:table-cell>
          <table:table-cell office:value-type="float" office:value="90">
            <text:p>90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N de Luca Pretto…</text:p>
          </table:table-cell>
          <table:table-cell office:value-type="string">
            <text:p>Digital culture in Brazil: Building'peeracy'?</text:p>
          </table:table-cell>
          <table:table-cell office:value-type="float" office:value="2011">
            <text:p>2011</text:p>
          </table:table-cell>
          <table:table-cell office:value-type="string">
            <text:p>International Journal of Media and Cultural …</text:p>
          </table:table-cell>
          <table:table-cell office:value-type="string">
            <text:p>Intellect</text:p>
          </table:table-cell>
          <table:table-cell office:value-type="string">
            <text:p>http://www.atypon-link.com/INT/doi/abs/10.1386/mcp.6.3.265_1</text:p>
          </table:table-cell>
          <table:table-cell office:value-type="string">
            <text:p>http://scholar.google.com/scholar?q=related:3TUaUTAhMg4J:scholar.google.com/&amp;hl=en&amp;num=100&amp;as_sdt=0,5</text:p>
          </table:table-cell>
          <table:table-cell office:value-type="float" office:value="92">
            <text:p>92</text:p>
          </table:table-cell>
          <table:table-cell office:value-type="string">
            <text:p>6/7/2011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 Feilhauer, S Zehle, R Capurro, J Britz…</text:p>
          </table:table-cell>
          <table:table-cell office:value-type="string">
            <text:p>Ethics of Waste in the Information Society</text:p>
          </table:table-cell>
          <table:table-cell office:value-type="float" office:value="2009">
            <text:p>2009</text:p>
          </table:table-cell>
          <table:table-cell office:value-type="string">
            <text:p>Ethics</text:p>
          </table:table-cell>
          <table:table-cell office:value-type="string">
            <text:p>irie.net</text:p>
          </table:table-cell>
          <table:table-cell office:value-type="string">
            <text:p>http://www.i-r-i-e.net/inhalt/011/011-full.pdf</text:p>
          </table:table-cell>
          <table:table-cell office:value-type="string">
            <text:p>http://scholar.google.com/scholar?cites=9852078166968738735&amp;as_sdt=2005&amp;sciodt=0,5&amp;hl=en&amp;num=100</text:p>
          </table:table-cell>
          <table:table-cell office:value-type="float" office:value="52">
            <text:p>52</text:p>
          </table:table-cell>
          <table:table-cell office:value-type="string">
            <text:p>6/7/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06">06/07/2011</text:date>, <text:time>14:18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7-06T14:18:47</dc:date>
    <dc:creator>Dalton Martins</dc:creator>
    <meta:document-statistic meta:table-count="1" meta:cell-count="951" meta:object-count="0"/>
    <meta:generator>OpenOffice.org/3.2$Linux OpenOffice.org_project/320m19$Build-9505</meta:generator>
  </office:meta>
</office:document-meta>
</file>